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MTypewriter10" svg:font-family="LMTypewriter10" style:font-family-generic="modern" style:font-pitch="fixed"/>
    <style:font-face style:name="Tlwg Typist" svg:font-family="'Tlwg Typist'" style:font-pitch="variable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leau1" style:family="table">
      <style:table-properties style:width="18.888cm" table:align="margins"/>
    </style:style>
    <style:style style:name="Tableau1.A" style:family="table-column">
      <style:table-column-properties style:column-width="9.444cm" style:rel-column-width="32767*"/>
    </style:style>
    <style:style style:name="Tableau1.B" style:family="table-column">
      <style:table-column-properties style:column-width="9.444cm" style:rel-column-width="32768*"/>
    </style:style>
    <style:style style:name="Tableau1.1" style:family="table-row">
      <style:table-row-properties style:min-row-height="0.736cm"/>
    </style:style>
    <style:style style:name="Tableau1.A1" style:family="table-cell">
      <style:table-cell-properties style:vertical-align="" fo:padding="0.097cm" fo:border="none"/>
    </style:style>
    <style:style style:name="Tableau1.2" style:family="table-row">
      <style:table-row-properties style:min-row-height="1.254cm"/>
    </style:style>
    <style:style style:name="Tableau1.A2" style:family="table-cell">
      <style:table-cell-properties style:vertical-align="middle" fo:padding="0.097cm" fo:border-left="none" fo:border-right="none" fo:border-top="0.002cm solid #000000" fo:border-bottom="none"/>
    </style:style>
    <style:style style:name="Tableau2" style:family="table">
      <style:table-properties style:width="18.888cm" fo:margin-left="0cm" fo:margin-right="0cm" table:align="margins"/>
    </style:style>
    <style:style style:name="Tableau2.A" style:family="table-column">
      <style:table-column-properties style:column-width="1.764cm" style:rel-column-width="6120*"/>
    </style:style>
    <style:style style:name="Tableau2.B" style:family="table-column">
      <style:table-column-properties style:column-width="17.124cm" style:rel-column-width="59415*"/>
    </style:style>
    <style:style style:name="Tableau2.1" style:family="table-row">
      <style:table-row-properties style:min-row-height="1.422cm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fo:padding="0.097cm" fo:border="none"/>
    </style:style>
    <style:style style:name="Tableau2.2" style:family="table-row">
      <style:table-row-properties style:min-row-height="5.532cm"/>
    </style:style>
    <style:style style:name="Tableau2.3" style:family="table-row">
      <style:table-row-properties style:min-row-height="1.577cm"/>
    </style:style>
    <style:style style:name="Tableau2.A3" style:family="table-cell">
      <style:table-cell-properties style:vertical-align="" fo:padding="0.097cm" fo:border="none"/>
    </style:style>
    <style:style style:name="Table1" style:family="table">
      <style:table-properties style:width="16.932cm" table:align="margins"/>
    </style:style>
    <style:style style:name="Table1.A" style:family="table-column">
      <style:table-column-properties style:column-width="16.932cm" style:rel-column-width="65535*"/>
    </style:style>
    <style:style style:name="Table1.A1" style:family="table-cell">
      <style:table-cell-properties fo:padding="0.097cm" fo:border-left="0.002cm solid #333333" fo:border-right="none" fo:border-top="none" fo:border-bottom="none"/>
    </style:style>
    <style:style style:name="Table2" style:family="table">
      <style:table-properties style:width="16.932cm" table:align="margins"/>
    </style:style>
    <style:style style:name="Table2.A" style:family="table-column">
      <style:table-column-properties style:column-width="16.932cm" style:rel-column-width="65535*"/>
    </style:style>
    <style:style style:name="Table2.A1" style:family="table-cell">
      <style:table-cell-properties fo:padding="0.097cm" fo:border-left="0.002cm solid #333333" fo:border-right="none" fo:border-top="none" fo:border-bottom="none"/>
    </style:style>
    <style:style style:name="Table3" style:family="table">
      <style:table-properties style:width="16.932cm" table:align="margins"/>
    </style:style>
    <style:style style:name="Table3.A" style:family="table-column">
      <style:table-column-properties style:column-width="16.932cm" style:rel-column-width="65535*"/>
    </style:style>
    <style:style style:name="Table3.A1" style:family="table-cell">
      <style:table-cell-properties fo:padding="0.097cm" fo:border-left="0.002cm solid #000000" fo:border-right="none" fo:border-top="none" fo:border-bottom="none"/>
    </style:style>
    <style:style style:name="Table4" style:family="table">
      <style:table-properties style:width="16.932cm" table:align="margins"/>
    </style:style>
    <style:style style:name="Table4.A" style:family="table-column">
      <style:table-column-properties style:column-width="16.932cm" style:rel-column-width="65535*"/>
    </style:style>
    <style:style style:name="Table4.A1" style:family="table-cell">
      <style:table-cell-properties fo:padding="0.097cm" fo:border-left="0.002cm solid #333333" fo:border-right="none" fo:border-top="none" fo:border-bottom="none"/>
    </style:style>
    <style:style style:name="Table5" style:family="table">
      <style:table-properties style:width="16.932cm" table:align="margins"/>
    </style:style>
    <style:style style:name="Table5.A" style:family="table-column">
      <style:table-column-properties style:column-width="16.932cm" style:rel-column-width="65535*"/>
    </style:style>
    <style:style style:name="Table5.A1" style:family="table-cell">
      <style:table-cell-properties fo:padding="0.097cm" fo:border-left="0.002cm solid #333333" fo:border-right="none" fo:border-top="none" fo:border-bottom="none"/>
    </style:style>
    <style:style style:name="Tableau3" style:family="table">
      <style:table-properties style:width="18.888cm" table:align="margins"/>
    </style:style>
    <style:style style:name="Tableau3.A" style:family="table-column">
      <style:table-column-properties style:column-width="2.025cm" style:rel-column-width="7025*"/>
    </style:style>
    <style:style style:name="Tableau3.B" style:family="table-column">
      <style:table-column-properties style:column-width="16.863cm" style:rel-column-width="58510*"/>
    </style:style>
    <style:style style:name="Tableau3.A1" style:family="table-cell">
      <style:table-cell-properties style:vertical-align="" fo:padding="0.097cm" fo:border="none"/>
    </style:style>
    <style:style style:name="Tableau3.B1" style:family="table-cell">
      <style:table-cell-properties fo:padding="0.097cm" fo:border="none"/>
    </style:style>
    <style:style style:name="Tableau3.3" style:family="table-row">
      <style:table-row-properties style:min-row-height="0.69cm"/>
    </style:style>
    <style:style style:name="Tableau3.A3" style:family="table-cell" style:data-style-name="N0">
      <style:table-cell-properties style:vertical-align="" fo:padding="0.097cm" fo:border="none"/>
    </style:style>
    <style:style style:name="Tableau4" style:family="table">
      <style:table-properties style:width="18.888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4.A" style:family="table-column">
      <style:table-column-properties style:column-width="2.025cm" style:rel-column-width="7025*"/>
    </style:style>
    <style:style style:name="Tableau4.B" style:family="table-column">
      <style:table-column-properties style:column-width="16.863cm" style:rel-column-width="58510*"/>
    </style:style>
    <style:style style:name="Tableau4.1" style:family="table-row">
      <style:table-row-properties fo:background-color="transparent" style:keep-together="true" fo:keep-together="auto">
        <style:background-image/>
      </style:table-row-properties>
    </style:style>
    <style:style style:name="Tableau4.A1" style:family="table-cell" style:data-style-name="N0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A2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6.671cm" table:align="margins"/>
    </style:style>
    <style:style style:name="Table6.A" style:family="table-column">
      <style:table-column-properties style:column-width="16.671cm" style:rel-column-width="65535*"/>
    </style:style>
    <style:style style:name="Table6.A1" style:family="table-cell">
      <style:table-cell-properties style:vertical-align="" fo:padding="0.097cm" fo:border-left="0.002cm solid #333333" fo:border-right="none" fo:border-top="none" fo:border-bottom="none"/>
    </style:style>
    <style:style style:name="Table7" style:family="table">
      <style:table-properties style:width="16.671cm" table:align="margins"/>
    </style:style>
    <style:style style:name="Table7.A" style:family="table-column">
      <style:table-column-properties style:column-width="16.671cm" style:rel-column-width="65535*"/>
    </style:style>
    <style:style style:name="Table7.A1" style:family="table-cell">
      <style:table-cell-properties fo:padding="0.097cm" fo:border-left="0.002cm solid #333333" fo:border-right="none" fo:border-top="none" fo:border-bottom="none"/>
    </style:style>
    <style:style style:name="P1" style:family="paragraph" style:parent-style-name="Table_20_Contents">
      <style:paragraph-properties fo:text-align="end" style:justify-single-word="false"/>
      <style:text-properties style:font-name="Trebuchet MS"/>
    </style:style>
    <style:style style:name="P2" style:family="paragraph" style:parent-style-name="Table_20_Contents">
      <style:paragraph-properties fo:text-align="end" style:justify-single-word="false"/>
      <style:text-properties style:font-name="Trebuchet MS" fo:font-size="11pt" style:font-size-asian="11pt" style:font-size-complex="11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text-transform="uppercase" fo:font-size="14pt" style:font-size-asian="14pt" style:font-size-complex="14pt"/>
    </style:style>
    <style:style style:name="P5" style:family="paragraph" style:parent-style-name="Standard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font-variant="normal" fo:text-transform="none" style:font-name="Bitstream Charter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9" style:family="paragraph" style:parent-style-name="Standard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 style:parent-style-name="Standard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small-caps" style:font-name="Trebuchet MS"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>
      <style:text-properties fo:font-size="12pt" style:font-size-asian="12pt" style:font-size-complex="12pt"/>
    </style:style>
    <style:style style:name="P13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fo:letter-spacing="-0.009cm" style:text-underline-style="solid" style:text-underline-width="auto" style:text-underline-color="font-color" fo:font-weight="bold" style:font-size-asian="16pt" style:font-weight-asian="bold" style:font-size-complex="16pt" style:font-style-complex="italic" style:font-weight-complex="bold"/>
    </style:style>
    <style:style style:name="P17" style:family="paragraph" style:parent-style-name="Standard">
      <style:paragraph-properties fo:margin-left="0cm" fo:margin-right="0.432cm" fo:margin-top="0cm" fo:margin-bottom="0cm" style:line-height-at-least="0.176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small-caps" style:font-name="Trebuchet M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8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DejaVu Serif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9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1pt" style:font-size-asian="11pt" style:font-size-complex="11pt"/>
    </style:style>
    <style:style style:name="P20" style:family="paragraph" style:parent-style-name="Réussite">
      <style:paragraph-properties fo:margin-left="0cm" fo:margin-right="0.432cm" fo:text-align="center" style:justify-single-word="false" fo:text-indent="0cm" style:auto-text-indent="false" style:snap-to-layout-grid="false">
        <style:tab-stops>
          <style:tab-stop style:position="5.239cm"/>
        </style:tab-stops>
      </style:paragraph-properties>
      <style:text-properties fo:font-variant="normal" fo:text-transform="none" style:font-name="LMTypewriterVarWd10" fo:font-size="10pt" style:font-size-asian="10pt" style:font-size-complex="10pt"/>
    </style:style>
    <style:style style:name="P21" style:family="paragraph" style:parent-style-name="Réussite">
      <style:paragraph-properties fo:margin-left="0cm" fo:margin-right="0.432cm" fo:text-align="start" style:justify-single-word="false" fo:text-indent="0cm" style:auto-text-indent="false" style:snap-to-layout-grid="false">
        <style:tab-stops>
          <style:tab-stop style:position="5.239cm"/>
        </style:tab-stops>
      </style:paragraph-properties>
    </style:style>
    <style:style style:name="P22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23" style:family="paragraph" style:parent-style-name="Standard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4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style:font-name="Trebuchet MS"/>
    </style:style>
    <style:style style:name="P25" style:family="paragraph" style:parent-style-name="Réussite">
      <style:paragraph-properties fo:margin-left="-0.005cm" fo:margin-right="0.127cm" fo:margin-top="0cm" fo:margin-bottom="0cm" style:line-height-at-least="0.176cm" fo:text-align="start" style:justify-single-word="false" fo:text-indent="0cm" style:auto-text-indent="false"/>
      <style:text-properties fo:font-variant="normal" fo:text-transform="none" style:font-name="DejaVu Serif" fo:font-size="11pt" fo:letter-spacing="-0.009cm" fo:font-weight="bold" style:font-size-asian="11pt" style:font-weight-asian="bold" style:font-size-complex="11pt" style:font-weight-complex="bold"/>
    </style:style>
    <style:style style:name="P26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/>
    </style:style>
    <style:style style:name="P27" style:family="paragraph" style:parent-style-name="Adresse_20_2">
      <style:paragraph-properties fo:margin-top="0cm" fo:margin-bottom="0cm" fo:line-height="100%" fo:text-align="start" style:justify-single-word="false" style:snap-to-layout-grid="false"/>
      <style:text-properties style:font-name="Trebuchet MS" fo:font-size="11pt" style:font-size-asian="11pt" style:font-size-complex="11pt"/>
    </style:style>
    <style:style style:name="P28" style:family="paragraph" style:parent-style-name="Réussite">
      <style:paragraph-properties fo:margin-left="0cm" fo:margin-right="0.127cm" fo:margin-top="0cm" fo:margin-bottom="0cm" style:line-height-at-least="0.176cm" fo:text-align="start" style:justify-single-word="false" fo:text-indent="0cm" style:auto-text-indent="false"/>
      <style:text-properties style:font-name="Trebuchet MS" fo:font-size="11pt" style:font-size-asian="11pt" style:font-size-complex="11pt"/>
    </style:style>
    <style:style style:name="P29" style:family="paragraph" style:parent-style-name="Standard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0" style:family="paragraph" style:parent-style-name="Réussite">
      <style:paragraph-properties fo:margin-left="0cm" fo:margin-right="0.021cm" fo:margin-top="0cm" fo:margin-bottom="0cm" style:line-height-at-least="0.176cm" fo:text-align="start" style:justify-single-word="false" fo:text-indent="0cm" style:auto-text-indent="false"/>
      <style:text-properties style:font-name="Trebuchet MS" fo:font-size="11pt" fo:font-weight="bold" style:font-size-asian="11pt" style:font-weight-asian="bold" style:font-size-complex="11pt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variant="small-caps"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small-caps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small-caps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font-name="DejaVu Serif" fo:font-size="11pt" fo:font-weight="bold" style:font-size-asian="11pt" style:font-weight-asian="bold" style:font-size-complex="11pt" style:font-weight-complex="bold"/>
    </style:style>
    <style:style style:name="T9" style:family="text">
      <style:text-properties fo:font-variant="normal" fo:text-transform="none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0" style:family="text">
      <style:text-properties fo:font-variant="normal" fo:text-transform="none" fo:font-size="11pt" fo:letter-spacing="-0.009cm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1" style:family="text">
      <style:text-properties fo:font-variant="normal" fo:text-transform="none" style:font-name="Bitstream Charter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12" style:family="text">
      <style:text-properties fo:font-variant="normal" fo:text-transform="none"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variant="normal" fo:text-transform="none" style:font-name="Bitstream Charter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14" style:family="text">
      <style:text-properties fo:font-variant="normal" fo:text-transform="none" style:font-name="Bitstream Charter" fo:font-size="12pt" fo:letter-spacing="-0.009cm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fo:font-variant="normal" fo:text-transform="none" style:font-name="Bitstream Charter" fo:letter-spacing="-0.009cm"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variant="normal" fo:text-transform="none" style:font-name="DejaVu Sans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7" style:family="text">
      <style:text-properties fo:font-variant="normal" fo:text-transform="none" fo:letter-spacing="-0.009cm" fo:font-weight="bold" style:font-weight-asian="bold" style:font-weight-complex="bold"/>
    </style:style>
    <style:style style:name="T18" style:family="text">
      <style:text-properties fo:font-variant="normal" fo:text-transform="none" fo:letter-spacing="-0.009cm" fo:font-style="normal" fo:font-weight="bold" style:font-style-asian="normal" style:font-weight-asian="bold" style:font-style-complex="normal" style:font-weight-complex="bold"/>
    </style:style>
    <style:style style:name="T19" style:family="text">
      <style:text-properties fo:letter-spacing="-0.009cm"/>
    </style:style>
    <style:style style:name="T2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style:font-name="Bitstream Charter" fo:font-size="11pt" fo:font-style="italic" style:font-size-asian="11pt" style:font-style-asian="italic" style:font-size-complex="11pt" style:font-style-complex="italic"/>
    </style:style>
    <style:style style:name="T23" style:family="text">
      <style:text-properties style:font-name="Bitstream Charter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24" style:family="text">
      <style:text-properties style:font-name="Bitstream Chart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T26" style:family="text">
      <style:text-properties style:font-name="Bitstream Charter" fo:font-style="italic" style:font-style-asian="italic" style:font-style-complex="italic"/>
    </style:style>
    <style:style style:name="T27" style:family="text">
      <style:text-properties style:font-name="Bitstream Charter" fo:letter-spacing="-0.009cm" fo:font-style="italic" style:font-style-asian="italic" style:font-style-complex="italic"/>
    </style:style>
    <style:style style:name="T28" style:family="text">
      <style:text-properties style:text-position="super 58%"/>
    </style:style>
    <style:style style:name="T29" style:family="text">
      <style:text-properties fo:color="#000000"/>
    </style:style>
    <style:style style:name="T30" style:family="text">
      <style:text-properties fo:color="#000000" style:font-name="Bitstream Charter" fo:font-style="italic" style:font-style-asian="italic" style:font-style-complex="italic"/>
    </style:style>
    <style:style style:name="T31" style:family="text">
      <style:text-properties fo:font-size="10pt" style:font-size-asian="10pt" style:font-size-complex="10pt"/>
    </style:style>
    <style:style style:name="T32" style:family="text">
      <style:text-properties fo:font-style="normal" style:font-style-asian="normal" style:font-style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color="#0000ff" style:font-name="Courier 10 Pitch" fo:font-size="11pt" style:font-size-asian="11pt" style:font-size-complex="11pt"/>
    </style:style>
    <style:style style:name="T35" style:family="text">
      <style:text-properties fo:color="#0000ff" style:font-name="Courier 10 Pitch" fo:font-size="10pt" fo:language="zxx" fo:country="none" fo:font-style="italic" style:text-underline-style="solid" style:text-underline-width="auto" style:text-underline-color="font-color" fo:font-weight="normal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T36" style:family="text">
      <style:text-properties fo:color="#0000ff" style:font-name="Courier 10 Pitch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3">Hassen DOGHMEN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27">9 rue Eugène Crétel</text:p>
            <text:p text:style-name="P27">91300 Massy, France</text:p>
            <text:p text:style-name="P26"/>
          </table:table-cell>
          <table:table-cell table:style-name="Tableau1.A2" office:value-type="string">
            <text:p text:style-name="P2">06.35.50.20.35</text:p>
            <text:p text:style-name="P1"><text:a xlink:type="simple" xlink:href="mailto:hassen.doghmen@gmail.com"><text:span text:style-name="T34">hassen.doghmen@gmail.com</text:span></text:a></text:p>
            <text:p text:style-name="P2">www.lri.fr/~doghmen</text:p>
          </table:table-cell>
        </table:table-row>
      </table:table>
      <text:p text:style-name="P11">Ingénieur Expert en Optimisation</text:p>
      <text:p text:style-name="P4"/>
      <text:p text:style-name="P13"><text:s text:c="58"/>Expérience Professionnelle</text:p>
      <text:p text:style-name="P13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20">Depuis Sept.</text:p>
            <text:p text:style-name="P20"><text:s/>2011</text:p>
          </table:table-cell>
          <table:table-cell table:style-name="Tableau2.B1" office:value-type="string">
            <text:p text:style-name="P7">Ingénieur Expert à INRIA Saclay-IDF, Équipe TAO <text:span text:style-name="T31">(Apprentissage et Optimisation)</text:span></text:p>
            <text:p text:style-name="Standard"><text:span text:style-name="T24">Développement collaboratif au sein du Projet Mash </text:span><text:span text:style-name="T23">(</text:span><text:a xlink:type="simple" xlink:href="http://mash-project.eu/"><text:span text:style-name="T36">http://mash-project.eu/</text:span></text:a><text:span text:style-name="T23">).</text:span></text:p>
            <table:table table:name="Table1" table:style-name="Table1">
              <table:table-column table:style-name="Table1.A"/>
              <table:table-row>
                <table:table-cell table:style-name="Table1.A1" office:value-type="string">
                  <text:p text:style-name="P5">Expérimentations des heuristiques/planificateurs implémentés:</text:p>
                  <text:p text:style-name="P5">- En mode simulation: Environnement graphique 3D.</text:p>
                  <text:p text:style-name="P5">- Application réelle: Bras robot: tâches de planification, détection d'objets, classification.</text:p>
                </table:table-cell>
              </table:table-row>
            </table:table>
          </table:table-cell>
        </table:table-row>
        <table:table-row table:style-name="Tableau2.2">
          <table:table-cell table:style-name="Tableau2.A1" office:value-type="string">
            <text:p text:style-name="P20">2011</text:p>
            <text:p text:style-name="P20">- <text:s/></text:p>
            <text:p text:style-name="P20">2009</text:p>
          </table:table-cell>
          <table:table-cell table:style-name="Tableau2.B1" office:value-type="string">
            <text:p text:style-name="P7"/>
            <text:p text:style-name="P7">Ingénieur en optimisation à INRIA Saclay-IDF, Équipe TAO <text:span text:style-name="T31">(Apprentissage et Optimisation)</text:span></text:p>
            <text:p text:style-name="Standard"><text:span text:style-name="T24">Recherches sur la classe d'algorithmes Monte Carlo Tree Search</text:span> </text:p>
            <table:table table:name="Table2" table:style-name="Table2">
              <table:table-column table:style-name="Table2.A"/>
              <table:table-row>
                <table:table-cell table:style-name="Table2.A1" office:value-type="string">
                  <text:p text:style-name="P6">Expérimentations et tests:</text:p>
                  <text:p text:style-name="P5">- Expérimentations sur la parallélisation de l'algorithme Monte-Carlo Tree Search.</text:p>
                  <text:p text:style-name="P5">- Tuning des paramètres du programme joueur de Go <text:span text:style-name="T7">MoGo</text:span>.</text:p>
                  <text:p text:style-name="P5">- Planification grande dimension avec application à l'énergie: Gestion de production électrique.</text:p>
                  <text:p text:style-name="P6">Développements:</text:p>
                  <text:p text:style-name="P5">- Co-évolution sur grilles et construction automatique des livres d'ouvertures pour le jeu de Go.</text:p>
                  <text:p text:style-name="P6">Maintenance:</text:p>
                  <text:p text:style-name="P10">- Tests de non régression, patches et correction de bugs.</text:p>
                </table:table-cell>
              </table:table-row>
            </table:table>
            <text:p text:style-name="P10"/>
          </table:table-cell>
        </table:table-row>
        <table:table-row table:style-name="Tableau2.3">
          <table:table-cell table:style-name="Tableau2.A3" office:value-type="string">
            <text:p text:style-name="P20">2010</text:p>
            <text:p text:style-name="P20">1 mois</text:p>
          </table:table-cell>
          <table:table-cell table:style-name="Tableau2.B1" office:value-type="string">
            <text:p text:style-name="P7">Chercheur invité, National University of Tainan, Taiwan: </text:p>
            <table:table table:name="Table3" table:style-name="Table3">
              <table:table-column table:style-name="Table3.A"/>
              <table:table-row>
                <table:table-cell table:style-name="Table3.A1" office:value-type="string">
                  <text:p text:style-name="P5">- Intégration de connaissances expertes dans le jeu de Go. </text:p>
                  <text:p text:style-name="P5">- Installation d'un Mini-cluster pour expérimentions MPI.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0">2009</text:p>
            <text:p text:style-name="P20">6 mois</text:p>
          </table:table-cell>
          <table:table-cell table:style-name="Tableau2.B1" office:value-type="string">
            <text:p text:style-name="Standard"><text:span text:style-name="T24">Thèse de Master,</text:span> L<text:span text:style-name="T4">aboratoire d'informatique de Paris 6, Équipe Systèmes sur puce, Paris - France</text:span></text:p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Standard"><text:span text:style-name="T11">Titre:</text:span> <text:span text:style-name="T22">Raffinement d'abstraction de composants matériels pour la vérification par model checking.</text:span></text:p>
                  <text:p text:style-name="Standard"><text:span text:style-name="T11">Thèmes:</text:span> <text:span text:style-name="T22">vérification formelle, model-checking, SAT solving, logique temporelle.</text:span></text:p>
                </table:table-cell>
              </table:table-row>
            </table:table>
          </table:table-cell>
        </table:table-row>
        <table:table-row>
          <table:table-cell table:style-name="Tableau2.A3" office:value-type="string">
            <text:p text:style-name="P20">2008</text:p>
            <text:p text:style-name="P20">6 mois</text:p>
          </table:table-cell>
          <table:table-cell table:style-name="Tableau2.B1" office:value-type="string">
            <text:p text:style-name="Standard"><text:span text:style-name="T24">Thèse de maîtrise, </text:span><text:span text:style-name="T5">Centre d'enseignement à distance,</text:span> <text:span text:style-name="T4">Faculté des sciences de Bizerte - Tunisie</text:span></text:p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Standard"><text:span text:style-name="T11">Titre:</text:span> <text:span text:style-name="T22">Système de gestion de e-learning : approche basée sur les metadonnées formelles pour <text:s/></text:span></text:p>
                  <text:p text:style-name="P5">l'aide à l'apprentissage en ligne. Module intégré dans la plateforme Moodle. </text:p>
                  <text:p text:style-name="Standard"><text:span text:style-name="T11">Thèmes:</text:span> <text:span text:style-name="T22">intelligence artificielle , apprentissage, metadonnées, web sémantique.</text:span></text:p>
                </table:table-cell>
              </table:table-row>
            </table:table>
            <text:p text:style-name="Standard"><text:s/></text:p>
          </table:table-cell>
        </table:table-row>
      </table:table>
      <text:p text:style-name="P13"><text:s text:c="84"/>Études</text:p>
      <text:p text:style-name="P13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9">2009</text:p>
          </table:table-cell>
          <table:table-cell table:style-name="Tableau3.B1" office:value-type="string">
            <text:p text:style-name="P22">Master de recherche : Modèles, Optimisation, Programmation et Services. </text:p>
            <text:p text:style-name="P28"><text:span text:style-name="T2">Université d’Evry-Val-d’Essonne, France</text:span><text:span text:style-name="T3">.</text:span> <text:s text:c="4"/></text:p>
            <text:p text:style-name="P5"><text:span text:style-name="T32">Majeurs:</text:span> Optimisation, Apprentissage automatique, Recherche opérationnelle.</text:p>
            <text:p text:style-name="P5"><text:span text:style-name="T32">Mineurs:</text:span> systèmes distribués<text:span text:style-name="T29">, programmation linéaire.</text:span></text:p>
          </table:table-cell>
        </table:table-row>
        <table:table-row>
          <table:table-cell table:style-name="Tableau3.A1" office:value-type="string">
            <text:p text:style-name="P19">2008</text:p>
          </table:table-cell>
          <table:table-cell table:style-name="Tableau3.B1" office:value-type="string">
            <text:p text:style-name="P23"><text:span text:style-name="T1">Maîtrise en Sciences Informatiques : Génie Logiciel et Programmation.</text:span><text:span text:style-name="T6"> </text:span></text:p>
            <text:p text:style-name="P24"><text:span text:style-name="T2">Université de Carthage, Tunisie.</text:span><text:span text:style-name="T20"> </text:span><text:span text:style-name="T21"><text:s/></text:span></text:p>
            <text:p text:style-name="P30">Avec mention bien (3<text:span text:style-name="T28">ème</text:span>/64).</text:p>
            <text:p text:style-name="P29"><text:span text:style-name="T32">Majeurs:</text:span> Ateliers de génie logiciel. <text:span text:style-name="T32">Mineurs:</text:span> Architecture des systèmes <text:span text:style-name="T29">d'exploitation.</text:span></text:p>
          </table:table-cell>
        </table:table-row>
        <table:table-row table:style-name="Tableau3.3">
          <table:table-cell table:style-name="Tableau3.A3" office:value-type="float" office:value="2004">
            <text:p text:style-name="P19">2004</text:p>
          </table:table-cell>
          <table:table-cell table:style-name="Tableau3.B1" office:value-type="string">
            <text:p text:style-name="P22">DEUPC en Mathématiques et Sciences Informatiques.</text:p>
            <text:p text:style-name="P24"><text:span text:style-name="T2">Université de Carthage, Tunisie.</text:span><text:span text:style-name="T20"> </text:span><text:span text:style-name="T21"><text:s/></text:span></text:p>
            <text:p text:style-name="P5"><text:span text:style-name="T32">Majeurs:</text:span> Sciences informatiques, Mathématiques. <text:span text:style-name="T32">Mineurs:</text:span> Physiques, Statistiques<text:span text:style-name="T29">.</text:span></text:p>
          </table:table-cell>
        </table:table-row>
      </table:table>
      <text:p text:style-name="P17"><text:soft-page-break/></text:p>
      <text:p text:style-name="P17"><text:s text:c="61"/>Compétences Spécifiques</text:p>
      <text:p text:style-name="P25"/>
      <text:p text:style-name="Standard"><text:span text:style-name="T10"><text:tab/><text:tab/></text:span><text:span text:style-name="T14">Programmation:</text:span><text:span text:style-name="T33"> </text:span><text:span text:style-name="T25">C/C++(Expert), J2EE(Familier), Cuda(base).</text:span></text:p>
      <text:p text:style-name="P12"><text:span text:style-name="T18"><text:tab/><text:tab/></text:span><text:span text:style-name="T15">API:</text:span><text:span text:style-name="T26"> JNI, SWING. </text:span></text:p>
      <text:p text:style-name="P12"><text:span text:style-name="T17"><text:tab/><text:tab/></text:span><text:span text:style-name="T15">IDE:</text:span> <text:span text:style-name="T26">Vim, Eclipse, NetBeans.</text:span></text:p>
      <text:p text:style-name="P12"><text:span text:style-name="T17"><text:tab/><text:tab/></text:span><text:span text:style-name="T15">Debugging:</text:span><text:span text:style-name="T19"> </text:span><text:span text:style-name="T26">DDD. <text:s text:c="2"/></text:span><text:s/></text:p>
      <text:p text:style-name="P12"><text:span text:style-name="T17"><text:tab/><text:tab/></text:span><text:span text:style-name="T15">Gestionnaires de Versions:</text:span> <text:span text:style-name="T26">CVS, SVN, GIT. </text:span><text:s text:c="3"/></text:p>
      <text:p text:style-name="P12"><text:span text:style-name="T17"><text:tab/><text:tab/></text:span><text:span text:style-name="T15">Scripts:</text:span> <text:span text:style-name="T26">Shell, Sed, </text:span><text:span text:style-name="T30">Awk, O</text:span><text:span text:style-name="T26">ctave.</text:span><text:line-break/><text:tab/><text:tab/><text:span text:style-name="T15">Gestion de bases de données:</text:span> <text:span text:style-name="T26">Oracle, PL/SQL, MySQL.</text:span></text:p>
      <text:p text:style-name="P12"><text:span text:style-name="T17"><text:tab/><text:tab/></text:span><text:span text:style-name="T15">Systèmes d'exploitation:</text:span><text:span text:style-name="T19"> </text:span><text:span text:style-name="T27">MS Windows, Linux, MacOS.</text:span></text:p>
      <text:p text:style-name="P13"><text:s text:c="79"/>Formations</text:p>
      <text:p text:style-name="P14"/>
      <text:p text:style-name="Standard"><text:tab/><text:tab/><text:span text:style-name="T14">Avril 2011: École de printemps GRID'5000 (5 jours)</text:span></text:p>
      <text:p text:style-name="Standard"><text:span text:style-name="T16"><text:tab/> <text:s text:c="9"/></text:span><text:span text:style-name="T12">-</text:span><text:span text:style-name="T13"> </text:span><text:span text:style-name="T12">Clouds computing et déploiement d'environnements virtualisés.</text:span></text:p>
      <text:p text:style-name="Standard"><text:tab/><text:tab/><text:span text:style-name="T14">Avril 2011: Formation intensive à INRIA-Saclay (3 jours)</text:span></text:p>
      <text:p text:style-name="Standard"><text:span text:style-name="T9"><text:tab/> <text:s text:c="13"/></text:span><text:span text:style-name="T12">- Programmation GPGPU.</text:span></text:p>
      <text:p text:style-name="Standard"><text:span text:style-name="T9"><text:tab/><text:tab/></text:span><text:span text:style-name="T14">Janvier 2011: Formation intensive à INRIA-Rocquencourt (3 jours) </text:span></text:p>
      <text:p text:style-name="Standard"><text:tab/> <text:s text:c="11"/><text:span text:style-name="T12"><text:s/>- Programmation parallèle avec MPI.</text:span></text:p>
      <text:p text:style-name="Standard"><text:tab/> <text:s text:c="11"/><text:span text:style-name="T12"><text:s/>- Programmation GPU avec Cuda.</text:span></text:p>
      <text:p text:style-name="Standard"><text:tab/><text:tab/><text:span text:style-name="T14">Avril 2010: École de printemps GRID'5000 (5 jours)</text:span></text:p>
      <text:p text:style-name="Standard"><text:tab/> <text:s text:c="12"/><text:span text:style-name="T12">- Expérimentations grande échelle sur les grilles de calcul et plan d'expériences.</text:span></text:p>
      <text:p text:style-name="P15"><text:s text:c="82"/>Réalisations</text:p>
      <text:p text:style-name="P15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float" office:value="2010">
            <text:p text:style-name="P19">2010</text:p>
          </table:table-cell>
          <table:table-cell table:style-name="Tableau4.B1" office:value-type="string">
            <text:p text:style-name="Standard"><text:span text:style-name="T8">MoGoDroid</text:span>: Application<text:span text:style-name="T12"> de Go pour la plateforme Android. Moteur en C++, Interface </text:span></text:p>
            <text:p text:style-name="P10">utilisateur en Java et la communication utilisant <text:s/>JNI (en cours).</text:p>
          </table:table-cell>
        </table:table-row>
        <table:table-row table:style-name="Tableau4.1">
          <table:table-cell table:style-name="Tableau4.A2" office:value-type="string">
            <text:p text:style-name="P19">2011</text:p>
            <text:p text:style-name="P19"><text:s/>-</text:p>
            <text:p text:style-name="P19"><text:s/>2009</text:p>
          </table:table-cell>
          <table:table-cell table:style-name="Tableau4.B1" office:value-type="string">
            <text:p text:style-name="Standard"><text:span text:style-name="T8">MoGo</text:span>:<text:span text:style-name="T31"> </text:span><text:span text:style-name="T12">Plusieurs records pour le programme joueur de Go MoGo. </text:span></text:p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Standard"><text:s/>-<text:span text:style-name="T12"> Juin 2011 : Vainqueur des compétitions en 7x7 Go, IEEE-FUZZ, Taiwan.</text:span></text:p>
                  <text:p text:style-name="P10"><text:s/>- Avril 2011: Première victoire en 13x13 avec handicap 2.5, SSCI, France.</text:p>
                  <text:p text:style-name="P10"><text:s/>- Novembre 2010 : MoGo Champion du tournoi TAAI 2010.</text:p>
                  <text:p text:style-name="P10"><text:s/>- Juillet 2010 : Première victoire en H2 contre 6Dan en 13x13, WCCI, Espagne.</text:p>
                  <text:p text:style-name="P10"><text:s/>- Mars 2010 : Certification 3Dan pour MoGoTW, <text:s/>Taiwan.</text:p>
                </table:table-cell>
              </table:table-row>
            </table:table>
          </table:table-cell>
        </table:table-row>
        <table:table-row table:style-name="Tableau4.1">
          <table:table-cell table:style-name="Tableau4.A2" office:value-type="string">
            <text:p text:style-name="P19">2011</text:p>
            <text:p text:style-name="P19">-</text:p>
            <text:p text:style-name="P19">2009</text:p>
          </table:table-cell>
          <table:table-cell table:style-name="Tableau4.B1" office:value-type="string">
            <text:p text:style-name="P21"><text:span text:style-name="T8">Sélection de travaux de recherche</text:span>:</text:p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0">- Continious Rapid Action Value Estimation, ACML 2011.</text:p>
                  <text:p text:style-name="P10">- Adding Double Progressive Widening to Upper Confidence Tree to Cope with </text:p>
                  <text:p text:style-name="P10"><text:s text:c="2"/>Uncertainty in Planning Problems, EWRL, 2011. <text:s text:c="2"/></text:p>
                  <text:p text:style-name="P10">- Consistency Modifications for Automatically Tuned Monte-Carlo Tree Search, </text:p>
                  <text:p text:style-name="P10"><text:s text:c="2"/>LION, 2010.</text:p>
                  <text:p text:style-name="P10">- Scalability and Parallelization of Monte-Carlo Tree Search, ICCG 2010.</text:p>
                </table:table-cell>
              </table:table-row>
            </table:table>
          </table:table-cell>
        </table:table-row>
      </table:table>
      <text:p text:style-name="P16"/>
      <text:p text:style-name="P16"><text:s text:c="72"/>Langues et Intérêts</text:p>
      <text:p text:style-name="P8"><text:tab/><text:tab/></text:p>
      <text:p text:style-name="P8"><text:tab/><text:tab/>Langues</text:p>
      <text:p text:style-name="P9"><text:tab/><text:tab/>Français(courant), Anglais(TOEIC).</text:p>
      <text:p text:style-name="P8"/>
      <text:p text:style-name="P8"><text:tab/><text:tab/>Intérêts</text:p>
      <text:p text:style-name="Standard"><text:tab/><text:tab/>Développement libre (<text:span text:style-name="T35">https://github.com/haspeleo</text:span>), planche à voile et lecture.</text:p>
      <text:p text:style-name="Standard"><text:tab/><text:tab/>Membre fondateur et conseiller technique dans le club de spéléologie de Bizerte <text:tab/><text:tab/> <text:s text:c="7"/><text:tab/><text:tab/><text:tab/>(<text:span text:style-name="T35">http://www.speleobizerte.creajn.com</text:span>).</text:p>
      <text:p text:style-name="P9"><text:tab/><text:tab/>Diplôme en premiers secours et volontaire pour les compagnes de prévention routière.</text:p>
      <text:p text:style-name="P18"/>
      <text:p text:style-name="P18">Références disponibles sur deman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MTypewriter10" svg:font-family="LMTypewriter10" style:font-family-generic="modern" style:font-pitch="fixed"/>
    <style:font-face style:name="Tlwg Typist" svg:font-family="'Tlwg Typist'" style:font-pitch="variable"/>
    <style:font-face style:name="LMTypewriterVarWd10" svg:font-family="LMTypewriterVarWd10" style:font-family-generic="modern" style:font-pitch="variable"/>
    <style:font-face style:name="Bitstream Charter" svg:font-family="'Bitstream Charter'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Trebuchet MS" svg:font-family="'Trebuchet M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resse_20_2" style:display-name="Adresse 2" style:family="paragraph" style:parent-style-name="Standard">
      <style:paragraph-properties style:line-height-at-least="0.282cm" fo:text-align="justify" style:justify-single-word="false"/>
      <style:text-properties fo:font-size="7pt" style:font-size-asian="7pt"/>
    </style:style>
    <style:style style:name="Réussite" style:family="paragraph" style:parent-style-name="Text_20_body">
      <style:paragraph-properties fo:margin-left="0.432cm" fo:margin-right="0.432cm" fo:margin-top="0cm" fo:margin-bottom="0.106cm" fo:text-indent="-0.432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list-style-name="" style:class="text">
      <style:text-properties style:font-name="Times New Roman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847cm" fo:margin-bottom="0.947cm" fo:margin-left="1.012cm" fo:margin-right="1.0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2-16T21:42:35</meta:creation-date>
    <dc:date>2011-09-27T16:48:15</dc:date>
    <meta:editing-duration>PT79H04M16S</meta:editing-duration>
    <meta:editing-cycles>250</meta:editing-cycles>
    <meta:generator>OpenOffice.org/3.0$Linux OpenOffice.org_project/300m15$Build-9379</meta:generator>
    <meta:printed-by>hassen DOGHMEN</meta:printed-by>
    <meta:print-date>2011-09-27T10:39:06</meta:print-date>
    <dc:creator>hassen DOGHMEN</dc:creator>
    <meta:document-statistic meta:table-count="11" meta:image-count="0" meta:object-count="0" meta:page-count="2" meta:paragraph-count="110" meta:word-count="630" meta:character-count="5286"/>
    <meta:user-defined meta:name="Info 1"/>
    <meta:user-defined meta:name="Info 2"/>
    <meta:user-defined meta:name="Info 3"/>
    <meta:user-defined meta:name="Info 4"/>
  </office:meta>
</office:document-meta>
</file>